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BasedCandidateFilter.tooMany( Collection &lt; Object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BasedCandidateFilter.NameBasedCandidateFilter( MockCandidateFilt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BasedCandidateFilter.anotherCandidateMatchesMockName( final Collection &lt; Object &gt; mocks , final Field candidateFieldToBeInjected , final List &lt; Field &gt; allRemainingCandidateFiel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BasedCandidateFilter.filterCandidate( final Collection &lt; Object &gt; mocks , final Field candidateFieldToBeInjected , final List &lt; Field &gt; allRemainingCandidateFields , final Object injecte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BasedCandidateFilter.selectMatchingName( Collection &lt; Object &gt; mocks , Field candidateFieldToBeInj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